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sans-serif"/>
    <style:font-face style:name="Lato" svg:font-family="Lato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9.225cm" fo:margin-left="-1.021cm" style:page-number="auto" table:align="left" style:shadow="none" style:may-break-between-rows="true" table:border-model="collapsing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5.106cm"/>
    </style:style>
    <style:style style:name="Tabla1.C" style:family="table-column">
      <style:table-column-properties style:column-width="5.689cm"/>
    </style:style>
    <style:style style:name="Tabla1.D" style:family="table-column">
      <style:table-column-properties style:column-width="5.837cm"/>
    </style:style>
    <style:style style:name="Tabla1.1" style:family="table-row">
      <style:table-row-properties style:min-row-height="3.307cm"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B3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4" style:family="table-row">
      <style:table-row-properties style:min-row-height="0.956cm" fo:keep-together="auto"/>
    </style:style>
    <style:style style:name="Tabla1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bold" officeooo:rsid="0005e6a3" officeooo:paragraph-rsid="001441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fo:font-size="40pt" officeooo:rsid="00144191" officeooo:paragraph-rsid="00144191" style:font-size-asian="35pt" style:font-size-complex="40pt"/>
    </style:style>
    <style:style style:name="P4" style:family="paragraph" style:parent-style-name="Standard">
      <style:text-properties fo:font-size="24pt" officeooo:rsid="00144191" officeooo:paragraph-rsid="00144191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e6a3" officeooo:paragraph-rsid="001441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fo:font-size="12pt" officeooo:rsid="00144191" officeooo:paragraph-rsid="00144191" style:font-size-asian="10.5pt" style:font-size-complex="12pt"/>
    </style:style>
    <style:style style:name="P7" style:family="paragraph" style:parent-style-name="Standard">
      <style:text-properties fo:font-size="12pt" officeooo:rsid="00154ffa" officeooo:paragraph-rsid="00154ffa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441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4191" officeooo:paragraph-rsid="001441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4191" officeooo:paragraph-rsid="00144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8d29" officeooo:paragraph-rsid="00148d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8d29" officeooo:paragraph-rsid="0015c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4ffa" officeooo:paragraph-rsid="0015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144191"/>
    </style:style>
    <style:style style:name="P18" style:family="paragraph" style:parent-style-name="Table_20_Contents">
      <style:paragraph-properties fo:text-align="start" style:justify-single-word="false"/>
      <style:text-properties officeooo:paragraph-rsid="00148d29"/>
    </style:style>
    <style:style style:name="T1" style:family="text">
      <style:text-properties officeooo:rsid="00144191"/>
    </style:style>
    <style:style style:name="T2" style:family="text">
      <style:text-properties fo:font-size="54pt" officeooo:rsid="00144191" style:font-size-asian="54pt" style:font-size-complex="5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fo:color="#555555" loext:opacity="100%" style:font-name="Lato" fo:font-size="12pt" fo:letter-spacing="normal" fo:font-style="normal" fo:font-weight="normal"/>
    </style:style>
    <style:style style:name="T5" style:family="text">
      <style:text-properties fo:font-variant="normal" fo:text-transform="none" fo:color="#0f1111" loext:opacity="100%" style:text-line-through-style="none" style:text-line-through-type="none" fo:letter-spacing="normal" style:text-underline-style="none" style:text-blinking="false" loext:padding="0cm" loext:border="none"/>
    </style:style>
    <style:style style:name="T6" style:family="text">
      <style:text-properties fo:font-variant="normal" fo:text-transform="none" fo:color="#0f1111" loext:opacity="100%" fo:letter-spacing="normal" style:text-blinking="false" loext:padding="0cm" loext:border="none"/>
    </style:style>
    <style:style style:name="T7" style:family="text">
      <style:text-properties fo:font-variant="normal" fo:text-transform="none" fo:color="#0f1111" loext:opacity="100%" fo:letter-spacing="normal" officeooo:rsid="00148d29" style:text-blinking="false" loext:padding="0cm" loext:border="none"/>
    </style:style>
    <style:style style:name="T8" style:family="text">
      <style:text-properties fo:font-variant="normal" fo:text-transform="none" fo:color="#0f1111" loext:opacity="100%" fo:letter-spacing="normal" officeooo:rsid="00154ffa" style:text-blinking="false" style:font-size-asian="10.5pt" loext:padding="0cm" loext:border="none"/>
    </style:style>
    <style:style style:name="T9" style:family="text">
      <style:text-properties fo:font-variant="normal" fo:text-transform="none" fo:color="#0f1111" loext:opacity="100%" fo:letter-spacing="normal" officeooo:rsid="0015c9a5" style:text-blinking="false" loext:padding="0cm" loext:border="none"/>
    </style:style>
    <style:style style:name="T10" style:family="text">
      <style:text-properties fo:font-variant="normal" fo:text-transform="none" fo:color="#0f1111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41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8d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148d29"/>
    </style:style>
    <style:style style:name="T17" style:family="text">
      <style:text-properties officeooo:rsid="00154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"/><text:span text:style-name="T2">Ejercicio 6 Tema 1</text:span></text:p>
      <text:p text:style-name="P3"><text:s text:c="7"/><text:span text:style-name="T3">Mario Badallo Jiménez</text:span></text:p>
      <text:p text:style-name="P3"><text:span text:style-name="T3"/></text:p>
      <text:p text:style-name="P4">Compara:-Cinta de almacenamiento</text:p>
      <text:p text:style-name="P4"><text:s text:c="16"/>-Disco duro mecánico </text:p>
      <text:p text:style-name="P4"><text:s text:c="16"/>-<text:span text:style-name="T16">SSD</text:span> <text:s/></text:p>
      <text:p text:style-name="P3"><text:span text:style-name="T3"/></text:p>
      <table:table table:name="Tabla1" table:style-name="Tabla1" table:template-name="Elegant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"/>
          </table:table-cell>
          <table:table-cell table:style-name="Tabla1.A1" office:value-type="string">
            <text:h text:style-name="P2" text:outline-level="1"><text:bookmark text:name="title"/><text:bookmark text:name="productTitle"/>Hewlett Packard C7977A - Cinta magnética de almacenamiento de datos</text:h>
            <text:p text:style-name="P5"/>
          </table:table-cell>
          <table:table-cell table:style-name="Tabla1.A1" office:value-type="string">
            <text:p text:style-name="P9"><text:span text:style-name="T12"><text:s text:c="2"/></text:span><text:span text:style-name="T14">Disco duro mecánico</text:span></text:p>
            <text:p text:style-name="P10"><text:span text:style-name="T14">L</text:span><text:span text:style-name="T13">enovo</text:span></text:p>
            <text:p text:style-name="P9"><text:span text:style-name="T12"/></text:p>
            <text:p text:style-name="P9"><text:span text:style-name="T4">Modelo:4XB0K48493</text:span> </text:p>
          </table:table-cell>
          <table:table-cell table:style-name="Tabla1.A1" office:value-type="string">
            <text:h text:style-name="P1" text:outline-level="1"><text:span text:style-name="Strong_20_Emphasis"><text:span text:style-name="T11">Kingston A400 SSD</text:span></text:span></text:h>
            <text:p text:style-name="P8"/>
          </table:table-cell>
        </table:table-row>
        <table:table-row table:style-name="Tabla1.3">
          <table:table-cell table:style-name="Tabla1.A2" office:value-type="string">
            <text:p text:style-name="P12">Coste </text:p>
          </table:table-cell>
          <table:table-cell table:style-name="Tabla1.B2" office:value-type="string">
            <text:p text:style-name="P17"><text:span text:style-name="T13">81,8</text:span><text:a xlink:type="simple" xlink:href="https://www.amazon.es/gp/slredirect/picassoRedirect.html/ref=pa_sp_atf_aps_sr_pg1_1?ie=UTF8&amp;adId=A0162988K0F8MEPIR749&amp;url=%2FDisco-externo-port%25C3%25A1til-delgado-compatible%2Fdp%2FB08H2JB5HR%2Fref%3Dsr_1_1_sspa%3F__mk_es_ES%3D%25C3%2585M%25C3%2585%25C5%25BD%25C3%2595%25C3%2591%26dchild%3D1%26keywords%3Ddisco%2Bduro%26qid%3D1601627427%26sr%3D8-1-spons%26psc%3D1&amp;qualifier=1601627427&amp;id=7369036864840048&amp;widgetName=sp_atf" text:style-name="Internet_20_link" text:visited-style-name="Visited_20_Internet_20_Link"><text:span text:style-name="T10"> </text:span></text:a><text:a xlink:type="simple" xlink:href="https://www.amazon.es/gp/slredirect/picassoRedirect.html/ref=pa_sp_atf_aps_sr_pg1_1?ie=UTF8&amp;adId=A0162988K0F8MEPIR749&amp;url=%2FDisco-externo-port%25C3%25A1til-delgado-compatible%2Fdp%2FB08H2JB5HR%2Fref%3Dsr_1_1_sspa%3F__mk_es_ES%3D%25C3%2585M%25C3%2585%25C5%25BD%25C3%2595%25C3%2591%26dchild%3D1%26keywords%3Ddisco%2Bduro%26qid%3D1601627427%26sr%3D8-1-spons%26psc%3D1&amp;qualifier=1601627427&amp;id=7369036864840048&amp;widgetName=sp_atf" text:style-name="Internet_20_link" text:visited-style-name="Visited_20_Internet_20_Link"><text:span text:style-name="T5">€</text:span></text:a></text:p>
          </table:table-cell>
          <table:table-cell table:style-name="Tabla1.C2" office:value-type="string">
            <text:p text:style-name="P16"><text:span text:style-name="T13">139</text:span><text:a xlink:type="simple" xlink:href="https://www.amazon.es/gp/slredirect/picassoRedirect.html/ref=pa_sp_atf_aps_sr_pg1_1?ie=UTF8&amp;adId=A0162988K0F8MEPIR749&amp;url=%2FDisco-externo-port%25C3%25A1til-delgado-compatible%2Fdp%2FB08H2JB5HR%2Fref%3Dsr_1_1_sspa%3F__mk_es_ES%3D%25C3%2585M%25C3%2585%25C5%25BD%25C3%2595%25C3%2591%26dchild%3D1%26keywords%3Ddisco%2Bduro%26qid%3D1601627427%26sr%3D8-1-spons%26psc%3D1&amp;qualifier=1601627427&amp;id=7369036864840048&amp;widgetName=sp_atf" text:style-name="Internet_20_link" text:visited-style-name="Visited_20_Internet_20_Link"><text:span text:style-name="T5">€</text:span></text:a> </text:p>
          </table:table-cell>
          <table:table-cell table:style-name="Tabla1.D2" office:value-type="string">
            <text:p text:style-name="P18"><text:span text:style-name="T15">27,98</text:span><text:a xlink:type="simple" xlink:href="https://www.amazon.es/gp/slredirect/picassoRedirect.html/ref=pa_sp_atf_aps_sr_pg1_1?ie=UTF8&amp;adId=A0162988K0F8MEPIR749&amp;url=%2FDisco-externo-port%25C3%25A1til-delgado-compatible%2Fdp%2FB08H2JB5HR%2Fref%3Dsr_1_1_sspa%3F__mk_es_ES%3D%25C3%2585M%25C3%2585%25C5%25BD%25C3%2595%25C3%2591%26dchild%3D1%26keywords%3Ddisco%2Bduro%26qid%3D1601627427%26sr%3D8-1-spons%26psc%3D1&amp;qualifier=1601627427&amp;id=7369036864840048&amp;widgetName=sp_atf" text:style-name="Internet_20_link" text:visited-style-name="Visited_20_Internet_20_Link"><text:span text:style-name="T5">€</text:span></text:a> </text:p>
          </table:table-cell>
        </table:table-row>
        <table:table-row table:style-name="Tabla1.3">
          <table:table-cell table:style-name="Tabla1.A2" office:value-type="string">
            <text:p text:style-name="P12">Capacidad</text:p>
          </table:table-cell>
          <table:table-cell table:style-name="Tabla1.B3" office:value-type="float" office:value="0">
            <text:p text:style-name="P11"><text:s/><text:span text:style-name="T1">15TB</text:span></text:p>
          </table:table-cell>
          <table:table-cell table:style-name="Tabla1.B3" office:value-type="float" office:value="0">
            <text:p text:style-name="P11"><text:s/><text:span text:style-name="T1">1TB</text:span></text:p>
          </table:table-cell>
          <table:table-cell table:style-name="Tabla1.B3" office:value-type="float" office:value="0">
            <text:p text:style-name="P13">240GB</text:p>
          </table:table-cell>
        </table:table-row>
        <table:table-row table:style-name="Tabla1.4">
          <table:table-cell table:style-name="Tabla1.A4" office:value-type="string">
            <text:p text:style-name="P12">Coste/bit</text:p>
          </table:table-cell>
          <table:table-cell table:style-name="Tabla1.B4" office:value-type="string">
            <text:p text:style-name="P13"><text:s/>6e-13<text:a xlink:type="simple" xlink:href="https://www.amazon.es/gp/slredirect/picassoRedirect.html/ref=pa_sp_atf_aps_sr_pg1_1?ie=UTF8&amp;adId=A0162988K0F8MEPIR749&amp;url=%2FDisco-externo-port%25C3%25A1til-delgado-compatible%2Fdp%2FB08H2JB5HR%2Fref%3Dsr_1_1_sspa%3F__mk_es_ES%3D%25C3%2585M%25C3%2585%25C5%25BD%25C3%2595%25C3%2591%26dchild%3D1%26keywords%3Ddisco%2Bduro%26qid%3D1601627427%26sr%3D8-1-spons%26psc%3D1&amp;qualifier=1601627427&amp;id=7369036864840048&amp;widgetName=sp_atf" text:style-name="Internet_20_link" text:visited-style-name="Visited_20_Internet_20_Link">€</text:a><text:span text:style-name="T6">/bit</text:span></text:p>
          </table:table-cell>
          <table:table-cell table:style-name="Tabla1.C4" office:value-type="string">
            <text:p text:style-name="P15">2,022716216742992401123046875e-9<text:a xlink:type="simple" xlink:href="https://www.amazon.es/gp/slredirect/picassoRedirect.html/ref=pa_sp_atf_aps_sr_pg1_1?ie=UTF8&amp;adId=A0162988K0F8MEPIR749&amp;url=%2FDisco-externo-port%25C3%25A1til-delgado-compatible%2Fdp%2FB08H2JB5HR%2Fref%3Dsr_1_1_sspa%3F__mk_es_ES%3D%25C3%2585M%25C3%2585%25C5%25BD%25C3%2595%25C3%2591%26dchild%3D1%26keywords%3Ddisco%2Bduro%26qid%3D1601627427%26sr%3D8-1-spons%26psc%3D1&amp;qualifier=1601627427&amp;id=7369036864840048&amp;widgetName=sp_atf" text:style-name="Internet_20_link" text:visited-style-name="Visited_20_Internet_20_Link">€</text:a><text:span text:style-name="T7">/</text:span><text:span text:style-name="T6">bit</text:span></text:p>
          </table:table-cell>
          <table:table-cell table:style-name="Tabla1.D4" office:value-type="string">
            <text:p text:style-name="P14"><text:span text:style-name="T8">0,00183875578559119159484358201351</text:span><text:a xlink:type="simple" xlink:href="https://www.amazon.es/gp/slredirect/picassoRedirect.html/ref=pa_sp_atf_aps_sr_pg1_1?ie=UTF8&amp;adId=A0162988K0F8MEPIR749&amp;url=%2FDisco-externo-port%25C3%25A1til-delgado-compatible%2Fdp%2FB08H2JB5HR%2Fref%3Dsr_1_1_sspa%3F__mk_es_ES%3D%25C3%2585M%25C3%2585%25C5%25BD%25C3%2595%25C3%2591%26dchild%3D1%26keywords%3Ddisco%2Bduro%26qid%3D1601627427%26sr%3D8-1-spons%26psc%3D1&amp;qualifier=1601627427&amp;id=7369036864840048&amp;widgetName=sp_atf" text:style-name="Internet_20_link" text:visited-style-name="Visited_20_Internet_20_Link">€</text:a><text:span text:style-name="T6">/</text:span><text:span text:style-name="T9">bit</text:span></text:p>
            <text:p text:style-name="P14"><text:span text:style-name="T9"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sans-serif"/>
    <style:font-face style:name="Lato" svg:font-family="Lato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2010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4P0"/>
    </number:currency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0:14:03.435000000</meta:creation-date>
    <dc:date>2020-10-02T10:47:26.915000000</dc:date>
    <meta:editing-duration>PT2M13S</meta:editing-duration>
    <meta:editing-cycles>1</meta:editing-cycles>
    <meta:document-statistic meta:table-count="1" meta:image-count="0" meta:object-count="0" meta:page-count="1" meta:paragraph-count="22" meta:word-count="45" meta:character-count="421" meta:non-whitespace-character-count="335"/>
    <meta:generator>LibreOffice/7.0.0.3$Windows_X86_64 LibreOffice_project/8061b3e9204bef6b321a21033174034a5e2ea88e</meta:generator>
  </office:meta>
</office:document-meta>
</file>